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69727" officeooo:paragraph-rsid="00169727"/>
    </style:style>
    <style:style style:name="P6" style:family="paragraph" style:parent-style-name="Standard">
      <style:text-properties officeooo:rsid="00147fed" officeooo:paragraph-rsid="00148c9d"/>
    </style:style>
    <style:style style:name="P7" style:family="paragraph" style:parent-style-name="Standard">
      <style:text-properties officeooo:paragraph-rsid="001aa6f1"/>
    </style:style>
    <style:style style:name="P8" style:family="paragraph" style:parent-style-name="Standard">
      <style:text-properties officeooo:rsid="001aa6f1" officeooo:paragraph-rsid="001aa6f1"/>
    </style:style>
    <style:style style:name="P9" style:family="paragraph" style:parent-style-name="Standard">
      <style:text-properties officeooo:paragraph-rsid="002d50f6"/>
    </style:style>
    <style:style style:name="P10" style:family="paragraph" style:parent-style-name="Standard">
      <style:text-properties officeooo:paragraph-rsid="00306a23"/>
    </style:style>
    <style:style style:name="P11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2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3" style:family="paragraph" style:parent-style-name="Standard">
      <style:text-properties fo:font-style="normal" officeooo:rsid="003777ee" officeooo:paragraph-rsid="00306a23" style:font-style-asian="normal" style:font-style-complex="normal"/>
    </style:style>
    <style:style style:name="P14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6" style:family="paragraph" style:parent-style-name="Standard">
      <style:text-properties officeooo:paragraph-rsid="003777ee"/>
    </style:style>
    <style:style style:name="P17" style:family="paragraph" style:parent-style-name="Standard">
      <style:text-properties officeooo:paragraph-rsid="003b98ec"/>
    </style:style>
    <style:style style:name="P18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normal" officeooo:rsid="0031f6e8" style:font-style-asian="normal" style:font-style-complex="normal"/>
    </style:style>
    <style:style style:name="T31" style:family="text">
      <style:text-properties fo:font-style="normal" officeooo:rsid="0032b542" style:font-style-asian="normal" style:font-style-complex="normal"/>
    </style:style>
    <style:style style:name="T32" style:family="text">
      <style:text-properties fo:font-style="normal" officeooo:rsid="0033e259" style:font-style-asian="normal" style:font-style-complex="normal"/>
    </style:style>
    <style:style style:name="T33" style:family="text">
      <style:text-properties fo:font-style="normal" officeooo:rsid="0035dab7" style:font-style-asian="normal" style:font-style-complex="normal"/>
    </style:style>
    <style:style style:name="T34" style:family="text">
      <style:text-properties fo:font-style="normal" officeooo:rsid="003777ee" style:font-style-asian="normal" style:font-style-complex="normal"/>
    </style:style>
    <style:style style:name="T35" style:family="text">
      <style:text-properties fo:font-style="normal" officeooo:rsid="003b98ec" style:font-style-asian="normal" style:font-style-complex="normal"/>
    </style:style>
    <style:style style:name="T36" style:family="text">
      <style:text-properties fo:font-style="normal" officeooo:rsid="003bb5ef" style:font-style-asian="normal" style:font-style-complex="normal"/>
    </style:style>
    <style:style style:name="T37" style:family="text">
      <style:text-properties officeooo:rsid="0035dab7"/>
    </style:style>
    <style:style style:name="T38" style:family="text">
      <style:text-properties officeooo:rsid="003be53d"/>
    </style:style>
    <style:style style:name="T39" style:family="text">
      <style:text-properties officeooo:rsid="003c8979"/>
    </style:style>
    <style:style style:name="T40" style:family="text">
      <style:text-properties officeooo:rsid="003ecb35"/>
    </style:style>
    <style:style style:name="T41" style:family="text">
      <style:text-properties officeooo:rsid="00416fb6"/>
    </style:style>
    <style:style style:name="T42" style:family="text">
      <style:text-properties officeooo:rsid="0042edf6"/>
    </style:style>
    <style:style style:name="T43" style:family="text">
      <style:text-properties officeooo:rsid="0044bb60"/>
    </style:style>
    <style:style style:name="T44" style:family="text">
      <style:text-properties officeooo:rsid="0045ca06"/>
    </style:style>
    <style:style style:name="T45" style:family="text">
      <style:text-properties officeooo:rsid="0048cbe4"/>
    </style:style>
    <style:style style:name="T46" style:family="text">
      <style:text-properties officeooo:rsid="004c6a0c"/>
    </style:style>
    <style:style style:name="T47" style:family="text">
      <style:text-properties officeooo:rsid="004d3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8"><text:tab/></text:p>
      <text:p text:style-name="P8"><text:tab/>Question after question assailed the presenter – “Did you account for energy loss here?”</text:p>
      <text:p text:style-name="P4"/>
      <text:p text:style-name="P8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7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7"/>
      <text:p text:style-name="P7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7"/>
      <text:p text:style-name="P7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7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7"><text:tab/></text:p>
      <text:p text:style-name="P9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9"/>
      <text:p text:style-name="P9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9"/>
      <text:p text:style-name="P9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9"/>
      <text:p text:style-name="P10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10"/>
      <text:p text:style-name="P10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37">it</text:span><text:span text:style-name="T25"> was a maintainance issue.”</text:span></text:p>
      <text:p text:style-name="P10"/>
      <text:p text:style-name="P10"><text:tab/>“<text:span text:style-name="T25">I suppose an explosive </text:span><text:span text:style-name="T26">could </text:span><text:span text:style-name="T30">count as a maintainance issue.”</text:span></text:p>
      <text:p text:style-name="P11"/>
      <text:p text:style-name="P11"><text:tab/>“Yea, I guess it could.” Dai rubbed his chin. <text:s/>“You know, you don’t seem very angry that we caught you.” </text:p>
      <text:p text:style-name="P11"><text:tab/></text:p>
      <text:p text:style-name="P11"><text:tab/>He shrugged. “The research – the weapon – cannot be allowed to leave this station. <text:s/>I’m content to bear whatever consequences I must. <text:s/>There are many on the station who feel same way.” </text:p>
      <text:p text:style-name="P11"/>
      <text:p text:style-name="P16"><text:span text:style-name="T30"><text:tab/></text:span><text:span text:style-name="T26">Many?</text:span><text:span text:style-name="T30"> Dai stopped in his tracks. </text:span><text:span text:style-name="T27">There are m</text:span><text:span text:style-name="T26">any who feel the same way.</text:span><text:span text:style-name="T30"> <text:s/></text:span><text:span text:style-name="T33">He</text:span><text:span text:style-name="T30"> </text:span><text:span text:style-name="T31">still </text:span><text:span text:style-name="T30">remembered the cold realization that came over him </text:span><text:span text:style-name="T32">then</text:span><text:span text:style-name="T30">.</text:span><text:span text:style-name="T26"> </text:span><text:span text:style-name="T28">Where did he get the parts for the bomb? He must have had accomplices.</text:span><text:span text:style-name="T34"> <text:s/>Staring into the bomber’s eyes, he though he saw the answer to his unspoken question. <text:s/>Dai turned and ran.</text:span><text:span text:style-name="T30"> <text:s/></text:span></text:p>
      <text:p text:style-name="P12"/>
      <text:p text:style-name="P17"><text:span text:style-name="T30"><text:tab/></text:span><text:span text:style-name="T32">Racing through the window-lined corridors and elbowing past civillians, </text:span><text:span text:style-name="T33">he searched for the </text:span><text:span text:style-name="T34">only thing more valuable than the weapon research itself – Dr. Baskier. <text:s/></text:span><text:span text:style-name="T35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5">lock read </text:span><text:span text:style-name="T29">Away</text:span><text:span text:style-name="T35"> in a vibrant green. <text:s/>Then, in a stroke of luck, Dai spotted the doctor at a table directly in the center of the mess hall. <text:s/></text:span></text:p>
      <text:p text:style-name="P14"/>
      <text:p text:style-name="P17"><text:span text:style-name="T35"><text:tab/></text:span><text:span text:style-name="T34">It was </text:span><text:span text:style-name="T35">early enough that the mess had only a few, small groups</text:span><text:span text:style-name="T34"> </text:span><text:span text:style-name="T35">chatting over their breakfast. <text:s/>Dai approached Dr. Basker’s table in rush.</text:span></text:p>
      <text:p text:style-name="P14"/>
      <text:p text:style-name="P14"><text:tab/>“Doctor, please come with me,” Dai said reaching toward his arm.</text:p>
      <text:p text:style-name="P14"/>
      <text:p text:style-name="P14"><text:tab/>“Is everything okay?” </text:p>
      <text:p text:style-name="P14"/>
      <text:p text:style-name="P17"><text:span text:style-name="T35"><text:tab/>“Sir, </text:span><text:span text:style-name="T36">w</text:span><text:span text:style-name="T35">e really need to go now.” Dai remembered his frustration that the doctor wasn’t taking such an obvious threat seriously. <text:s/></text:span><text:span text:style-name="T36">Then, a man stood up from behind his table.</text:span></text:p>
      <text:p text:style-name="P15"/>
      <text:p text:style-name="P15"><text:tab/>“<text:span text:style-name="T38">I think the good doctor feels safer here in the mess.” His eyes level with Dai’s in a cold challenge.</text:span></text:p>
      <text:p text:style-name="P15"/>
      <text:p text:style-name="P15"><text:tab/>“<text:span text:style-name="T38">Safe? What’s going --” Dr. Baskier paused </text:span><text:span text:style-name="T39">as the muzzle of a gun pressed into his back.</text:span></text:p>
      <text:p text:style-name="P15"/>
      <text:p text:style-name="P15"><text:tab/><text:span text:style-name="T39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0">The three of them made their way around the small line of people waiting for their food and out into the hallway. <text:s/>There, the gunman </text:span><text:span text:style-name="T41">motioned for Dai to lead the way.</text:span></text:p>
      <text:p text:style-name="P15"/>
      <text:p text:style-name="P15"><text:tab/>“<text:span text:style-name="T42">Engineering,” he demanded, digging the gun further into the doctor’s back.</text:span></text:p>
      <text:p text:style-name="P15"/>
      <text:p text:style-name="P18"><text:tab/><text:span text:style-name="T43">Dai thought e</text:span><text:span text:style-name="T42">ngineering was too </text:span><text:span text:style-name="T43">isolated, too quiet. <text:s/>No one would hear gunshots, let alone cries for help. <text:s/></text:span></text:p>
      <text:p text:style-name="P18"/>
      <text:p text:style-name="P18"><text:tab/>“<text:span text:style-name="T44">Why don’t we talk about this right here? </text:span><text:span text:style-name="T45">Pretty inconsiderate of our friend to make him walk that far.”</text:span></text:p>
      <text:p text:style-name="P18"/>
      <text:p text:style-name="P18"><text:span text:style-name="T45"><text:tab/>“I don’t really give a fuck. Now walk.” The gunman pushed Dr. Baskier with those final words who </text:span><text:span text:style-name="T46">then</text:span><text:span text:style-name="T45">, as if he’d been waiting for his chance, immediately spun a</text:span><text:span text:style-name="T46">nd grabbed his captor’s gun arm.</text:span></text:p>
      <text:p text:style-name="P18"/>
      <text:p text:style-name="P18"><text:tab/>“<text:span text:style-name="T46">Stop this </text:span><text:span text:style-name="T47">madness Jensen! Let’s just talk this out</text:span></text:p>
      <text:p text:style-name="P13"><text:tab/></text:p>
      <text:p text:style-name="P13"><text:tab/></text:p>
      <text:p text:style-name="P3"/>
      <text:p text:style-name="P5">Dai still remembered emptiness he felt, the weight of the gun, the sound of that man slumping to the ground. <text:s/></text:p>
      <text:p text:style-name="P6"><text:tab/></text:p>
      <text:p text:style-name="P6"><text:tab/> 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2T19:31:56.074507862</dc:date>
    <meta:editing-duration>P26DT35M12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3" meta:paragraph-count="43" meta:word-count="1529" meta:character-count="8934" meta:non-whitespace-character-count="7308"/>
  </office:meta>
</office:document-meta>
</file>